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Heading_20_1">
      <style:text-properties fo:language="en" fo:country="US"/>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oal outline</text:h>
      <text:h text:style-name="Heading_20_2" text:outline-level="2">Main</text:h>
      <text:list xml:id="list663923472102635235" text:style-name="L1">
        <text:list-item>
          <text:p text:style-name="P4">In Porthaven, the team participates in the fair’s games to become familiar with the game mechanics.</text:p>
        </text:list-item>
        <text:list-item>
          <text:p text:style-name="P4">The team crosses the door to look for Howl, but shortly afterwards they come back fleeing Layton’s monsters and leave the castle.</text:p>
        </text:list-item>
        <text:list-item>
          <text:p text:style-name="P4">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4">In Salt Marina, the goal is to gather information about what happened to Howl. The team is in the middle of an attack by Layton’s monsters at the bazaar, and fights with the city’s soldiers.</text:p>
        </text:list-item>
        <text:list-item>
          <text:p text:style-name="P4">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4">In Cal the team must overcome an enigma to go beyond the walls, after which it reaches the tavern. After meeting Ben and having escaped from the tavern, they can help the resistance with side-quests. Their primary objective will be to interrogate some of Ben’s fellow prisoners in the castle of Cal, who followed Howl in his last fight with Layton. To do so they must find an ancient text that will allow him to open a passage to the castle, passing through the sewers, and then free the soldiers from the mud. Once they succeeded in the mission they must find Ben who will tell them to reach the king.</text:p>
        </text:list-item>
        <text:list-item>
          <text:p text:style-name="P4">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4">In the swamps, the goal is to overcome hordes of monsters and enigmas to reach the dark mountain.</text:p>
        </text:list-item>
        <text:list-item>
          <text:p text:style-name="P4">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4">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Ben’s friends are defeated.</text:p>
        </text:list-item>
        <text:list-item>
          <text:p text:style-name="P4">Freed Howl they return to Ingary and clash against Layton’s army in Porthaven, but Howl is not yet in full force and they fall back to Kingsbury.</text:p>
        </text:list-item>
        <text:list-item>
          <text:p text:style-name="P4">In Kingsbury Suliman helps Howl to recover completely and the team defeats Layton.</text:p>
        </text:list-item>
      </text:list>
      <text:h text:style-name="Heading_20_2" text:outline-level="2">Side goal (whole world):</text:h>
      <text:list xml:id="list5355769778017542871" text:style-name="L2">
        <text:list-item>
          <text:p text:style-name="P5">Search for pieces of Heen lost by the Witch of the Waste.</text:p>
        </text:list-item>
        <text:list-item>
          <text:p text:style-name="P5">In Cal there are two sub-quests to help the resistance: </text:p>
        </text:list-item>
      </text:list>
      <text:list xml:id="list6724252711219408140" text:style-name="L3">
        <text:list-item>
          <text:p text:style-name="P6">The team must steal equipment in the armory north of Cal to undermine Layton's army.</text:p>
        </text:list-item>
        <text:list-item>
          <text:p text:style-name="P6">The team must open a passage in the eastern walls that allows to connect the city with the outside.</text:p>
        </text:list-item>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oal outline</dc:title>
    <dc:date>2018-11-26T19:51:21.27</dc:date>
    <meta:editing-duration>PT1H31M22S</meta:editing-duration>
    <meta:editing-cycles>18</meta:editing-cycles>
    <meta:generator>OpenOffice/4.1.4$Win32 OpenOffice.org_project/414m5$Build-9788</meta:generator>
    <meta:document-statistic meta:table-count="1" meta:image-count="0" meta:object-count="0" meta:page-count="1" meta:paragraph-count="22" meta:word-count="645" meta:character-count="3546"/>
    <meta:template xlink:type="simple" xlink:actuate="onRequest" xlink:title="" xlink:href="../MasterGameDesignDocument.odm" meta:date="2018-11-23T09:21:45.16"/>
  </office:meta>
</office:document-meta>
</file>